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MAJESTY (105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MAJESTY (105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ing his fame (10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eek his face (105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0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MAJESTY (105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GOD'S MIRACLES (105:5-4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GOD'S MIRACLES (105:5-4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vitation (105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llustrations (105:6-4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-title-Title-Slide" presentation:presentation-page-layout-name="Master1-PPL1" draw:id="Slide-260">
        <draw:frame draw:id="id91" presentation:style-name="a489" draw:name="Title 1" svg:x="1.38in" svg:y="0.83in" svg:width="10.3in" svg:height="4.42in" presentation:class="title" presentation:placeholder="false">
          <draw:text-box>
            <text:p text:style-name="a488" text:class-names="" text:cond-style-name=""><text:span text:style-name="a486" text:class-names=""><text:s text:c="1"/>The illustrations (105:6-45)<text:s text:c="1"/></text:span><text:span text:style-name="a487" text:class-names=""/></text:p>
          </draw:text-box>
          <svg:title/>
          <svg:desc/>
        </draw:frame>
        <draw:frame draw:id="id92" presentation:style-name="a494" draw:name="Subtitle 2" svg:x="1.38in" svg:y="5.25in" svg:width="10.3in" svg:height="1.85in" presentation:class="subtitle" presentation:placeholder="false">
          <draw:text-box>
            <text:p text:style-name="a491" text:class-names="" text:cond-style-name=""><text:span text:style-name="a490" text:class-names=""><text:s text:c="1"/>As seen in Abraham's time (105:6-15)<text:s text:c="1"/></text:span></text:p>
            <text:p text:style-name="a493" text:class-names="" text:cond-style-name=""><text:span text:style-name="a492" text:class-names=""/></text:p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As seen in Abraham's time (105:6-15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gift (105:6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geography (105: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grace (105:12-1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illustrations (105:6-4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As seen in Abraham's time (105:6-1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As seen in Joseph's time (105:16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As seen in Joseph's time (105:16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crisis (105: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hampion (105:17-23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champion (105:17-23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Joseph the prisoner (105:17-19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Joseph the prophet (105:19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Joseph the prime minister (105:21-2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seen in Joseph's time (105:16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risis (105:1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hampion (105:17-23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illustrations (105:6-45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seen in Abraham's time (105:6-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seen in Joseph's time (105:16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As seen in Moses' time (105:24-4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As seen in Moses' time (105:24-43)<text:s text:c="1"/></text:span><text:span text:style-name="a596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crisis (105:24-2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hampion (105:26-43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hampion (105:26-43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God uses Moses to liberate his people (105:26-3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God uses Moses to lead and feed his people (105:39-4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As seen in Moses' time (105:24-43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crisis (105:24-25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champion (105:26-4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illustrations (105:6-45)<text:s text:c="1"/></text:span><text:span text:style-name="a641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As seen in Abraham's time (105:6-1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As seen in Joseph's time (105:16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As seen in Moses' time (105:24-4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As seen in Joshua's time (105:44-4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GOD'S MIRACLES (105:5-45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invitation (105: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illustrations (105:6-4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PSALM 105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GOD'S MAJESTY (105:1-4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GOD'S MIRACLES (105:5-4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5 </dc:title>
    <meta:initial-creator>David STRICKLAND</meta:initial-creator>
    <dc:creator>David STRICKLAND</dc:creator>
    <meta:creation-date>2020-02-22T17:39:21Z</meta:creation-date>
    <dc:date>2020-02-22T17:39:22Z</dc:date>
    <meta:template xlink:href="BibleStudy" xlink:type="simple"/>
    <meta:editing-cycles>1</meta:editing-cycles>
    <meta:editing-duration>PT0S</meta:editing-duration>
    <meta:document-statistic meta:paragraph-count="54" meta:word-count="371"/>
  </office:meta>
</office:document-meta>
</file>